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L2"/>
    <style:style style:name="P2" style:family="paragraph" style:parent-style-name="Standard">
      <style:text-properties officeooo:rsid="000506f0" officeooo:paragraph-rsid="000506f0"/>
    </style:style>
    <style:style style:name="P3" style:family="paragraph" style:parent-style-name="Standard">
      <style:paragraph-properties fo:text-align="start" style:justify-single-word="false"/>
      <style:text-properties officeooo:rsid="000506f0" officeooo:paragraph-rsid="000506f0"/>
    </style:style>
    <style:style style:name="P4" style:family="paragraph" style:parent-style-name="Standard">
      <style:paragraph-properties fo:text-align="start" style:justify-single-word="false"/>
      <style:text-properties style:font-name="Garuda" fo:font-size="16pt" fo:font-weight="bold" officeooo:rsid="000506f0" officeooo:paragraph-rsid="000506f0"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Garuda" fo:font-size="12pt" fo:font-weight="normal" officeooo:rsid="000506f0" officeooo:paragraph-rsid="000506f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Ubuntu" fo:font-size="16pt" fo:font-weight="bold" officeooo:paragraph-rsid="000506f0" style:font-size-asian="16pt" style:font-weight-asian="bold" style:font-size-complex="16pt" style:font-weight-complex="bold"/>
    </style:style>
    <style:style style:name="P7" style:family="paragraph" style:parent-style-name="Standard" style:list-style-name="L3">
      <style:paragraph-properties fo:text-align="start" style:justify-single-word="false"/>
      <style:text-properties style:font-name="Ubuntu" fo:font-size="16pt" fo:font-weight="bold" officeooo:rsid="000506f0" officeooo:paragraph-rsid="000506f0" style:font-size-asian="16pt" style:font-weight-asian="bold" style:font-size-complex="16pt" style:font-weight-complex="bold"/>
    </style:style>
    <style:style style:name="P8" style:family="paragraph" style:parent-style-name="Text_20_body">
      <style:text-properties officeooo:rsid="000661d3" officeooo:paragraph-rsid="000661d3"/>
    </style:style>
    <style:style style:name="P9" style:family="paragraph" style:parent-style-name="Text_20_body">
      <style:text-properties style:font-name="Garuda" fo:font-size="12pt" officeooo:rsid="000661d3" officeooo:paragraph-rsid="000661d3" style:font-size-asian="12pt" style:font-size-complex="12pt"/>
    </style:style>
    <style:style style:name="P10" style:family="paragraph" style:parent-style-name="Text_20_body" style:list-style-name="L5">
      <style:text-properties style:font-name="Garuda" fo:font-size="12pt" officeooo:rsid="000661d3" officeooo:paragraph-rsid="000661d3" style:font-size-asian="12pt" style:font-size-complex="12pt"/>
    </style:style>
    <style:style style:name="T1" style:family="text">
      <style:text-properties officeooo:rsid="000506f0"/>
    </style:style>
    <style:style style:name="T2" style:family="text">
      <style:text-properties fo:language="el" fo:country="GR"/>
    </style:style>
    <style:style style:name="T3" style:family="text">
      <style:text-properties fo:color="#000000" loext:opacity="100%" officeooo:rsid="000506f0"/>
    </style:style>
    <style:style style:name="T4" style:family="text">
      <style:text-properties officeooo:rsid="0007644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itle"/>
      <text:p text:style-name="Title">ΕΡΓΑΣΙΑ ΑΝΑΛΥΣΗΣ ΚΑΙ ΣΧΕΔΙΑΣΗΣ ΣΥΣΤΗΜΑΤΩΝ ΛΟΓΙΣΜΙΚΟΥ ΙΟΥΝΙΟΣ 2021</text:p>
      <text:p text:style-name="P2"/>
      <text:p text:style-name="P2"/>
      <text:p text:style-name="P2"/>
      <text:h text:style-name="Heading_20_1" text:outline-level="1"/>
      <text:h text:style-name="Heading_20_1" text:outline-level="1">ΣΥΓΓΡΑΦΕΙΣ:</text:h>
      <text:list xml:id="list2881542842" text:style-name="L2">
        <text:list-item>
          <text:h text:style-name="P1" text:outline-level="1">ΚΑΛΑΙΤΖΙΔΗΣ ΛΕΥΤΕΡΗΣ sdi160053</text:h>
        </text:list-item>
        <text:list-item>
          <text:h text:style-name="P1" text:outline-level="1">ΨΑΡΡΟΣ ΙΩΑΝΝΗΣ sdi1800216</text:h>
        </text:list-item>
      </text:list>
      <text:h text:style-name="Heading_20_1" text:outline-level="1"/>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text:span text:style-name="T1">Λίστα Περιεχομένων:</text:span></text:p>
      <text:p text:style-name="P6"><text:span text:style-name="T1"><text:s text:c="5"/></text:span><text:span text:style-name="T3">0</text:span><text:span text:style-name="T1">. Εισαγωγη</text:span></text:p>
      <text:list xml:id="list642820183" text:style-name="L3">
        <text:list-item>
          <text:p text:style-name="P7">Διαγραμμα Περιπτωσεων Χρησης</text:p>
        </text:list-item>
        <text:list-item>
          <text:p text:style-name="P7">Διαγραμμα Κλασεων</text:p>
        </text:list-item>
        <text:list-item>
          <text:p text:style-name="P7">Διαγραμμα Καταστασεων για την οντοτητα Εντολή</text:p>
        </text:list-item>
        <text:list-item>
          <text:p text:style-name="P7">Κυριο σεναριο επιτυχιας και εναλλακτικα σεναρια για την οντότητα Εντολή</text:p>
        </text:list-item>
        <text:list-item>
          <text:p text:style-name="P7">Διάγραμμα δραστηριοτητων για την οντότητα Εντολή</text:p>
        </text:list-item>
        <text:list-item>
          <text:p text:style-name="P7">Λεπτομερές διαγραμμα κλασεων για την οντότητα Εντολή</text:p>
        </text:list-item>
        <text:list-item>
          <text:p text:style-name="P7">Διαγραμμα ακολουθιας για την οντότητα Εντολή</text:p>
        </text:list-item>
        <text:list-item>
          <text:p text:style-name="P7">Διαγραμμα επικοινωνιας για την οντότητα Εντολή</text:p>
        </text:list-item>
        <text:list-item>
          <text:p text:style-name="P7">Γενικο διαγραμμα ροης δεδομενων</text:p>
        </text:list-item>
        <text:list-item>
          <text:p text:style-name="P7">Διαγραμμα ροης δεδομενων επιπεδου 1</text:p>
        </text:list-item>
        <text:list-item>
          <text:p text:style-name="P7">Διαγραμμα ροης δεδομενων επιπεδου 2</text:p>
        </text:list-item>
        <text:list-item>
          <text:p text:style-name="P7">Λεξικο δεδομενων</text:p>
        </text:list-item>
        <text:list-item>
          <text:p text:style-name="P7">Δεντρο με ΔΡΔ</text:p>
        </text:list-item>
        <text:list-item>
          <text:p text:style-name="P7">ΔΔΠ Δομημενου Σχεδιασμου</text:p>
        </text:list-item>
        <text:list-item>
          <text:p text:style-name="P7">Ψευδοκώδικας <text:span text:style-name="T2">ΔΔΠ</text:span></text:p>
        </text:list-item>
        <text:list-item>
          <text:p text:style-name="P7">Επιλογος</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Title"><text:soft-page-break/>0. Εισαγωγή</text:p>
      <text:p text:style-name="P9">Σκοπός της εργασίας ήταν η εκμάθηση και η εξοικίωση μας με συχνά χρησιμοποιούμενα διαγράμματα που χρησιμοποιούνται για την ανάπτυξη λογισμικού και οχι μόνο.</text:p>
      <text:p text:style-name="P9"/>
      <text:p text:style-name="P9">Ο χωρισμός της εργασίας έγινε ως εξής : </text:p>
      <text:list xml:id="list3592435250" text:style-name="L5">
        <text:list-item>
          <text:p text:style-name="P10">Ιωάννης Ψαρρός ερωτήματα 1-8</text:p>
        </text:list-item>
        <text:list-item>
          <text:p text:style-name="P10">Λευτέρης Καλαιτζίδης ερωτήματα 9-15</text:p>
        </text:list-item>
        <text:list-item>
          <text:p text:style-name="P10"/>
        </text:list-item>
      </text:list>
      <text:p text:style-name="P9">Η συνεργασία μας ήταν αρκετά αποδότικος και αποτελεσματικός διότι είχαμε τη δυνατότητα καθημερινής επαφής λόγω κοινού χώρου εργασίας.Υπήρξε καθημερινός διάλογος καθώς και χρησιμοποιήθηκε λογισμικό που διευκόλυνε την συνεργασία μεσώ της δυνατότητας της κοινής επεξεργασίας των εγγράφων.</text:p>
      <text:p text:style-name="P9"/>
      <text:p text:style-name="P9">Την ευθύνη για την ολοκλήρωση του κειμένου ανέλαβε ο Ιωάννης Ψαρρός ενω συγγράφηκε απο κοινού.Την υποβολή της ανέλαβε ο Λευτέρης Καλαιτζίδης(sdi160053).</text:p>
      <text:p text:style-name="P9"/>
      <text:p text:style-name="P9">Δεν εχουν γινει παραδοχές περαν των ζητουμένων της εργασίας.</text:p>
      <text:p text:style-name="P9"/>
      <text:p text:style-name="P9">Τα επόμενα κεφάλαια περιλαμβάνουν μια συντομή επεξήγηση των διαγραμμάτων μας και επεξήγηση των επιλογών μας.</text:p>
      <text:p text:style-name="P9"/>
      <text:p text:style-name="Title"><text:soft-page-break/>1.<text:span text:style-name="T4">Διάγραμμα Περιπτώσεων Χρήσης</text:span></text:p>
      <text:p text:style-name="Text_20_body"/>
      <text:p text:style-name="Text_20_body"/>
      <text:p text:style-name="P9"/>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Garuda" svg:font-family="Garud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22:00:06.266498637</meta:creation-date>
    <dc:date>2021-06-28T22:49:23.367479661</dc:date>
    <meta:editing-duration>PT14M6S</meta:editing-duration>
    <meta:editing-cycles>1</meta:editing-cycles>
    <meta:document-statistic meta:table-count="0" meta:image-count="0" meta:object-count="0" meta:page-count="4" meta:paragraph-count="33" meta:word-count="236" meta:character-count="1644" meta:non-whitespace-character-count="1455"/>
    <meta:generator>LibreOffice/7.1.3.2$Linux_X86_64 LibreOffice_project/10$Build-2</meta:generator>
  </office:meta>
</office:document-meta>
</file>